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Pictures/200000020000018700000141D6E245A6.eps" manifest:media-type=""/>
  <manifest:file-entry manifest:full-path="Pictures/200000020000031300000179D6FE9F2D.eps" manifest:media-type=""/>
  <manifest:file-entry manifest:full-path="Pictures/20000002000001C1000000B583E9FCC2.eps" manifest:media-type=""/>
  <manifest:file-entry manifest:full-path="Pictures/2000000200000162000000B5B72BE7BF.eps" manifest:media-type=""/>
  <manifest:file-entry manifest:full-path="Pictures/200000020000015C000000CC2D3BA408.eps" manifest:media-type="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2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2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6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8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8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69656c" fo:font-family="'DejaVu Sans Mono'" style:font-family-generic="modern" style:font-pitch="fixed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color="#000000" fo:font-family="Ubuntu" style:font-pitch="variable" fo:font-size="22pt" style:font-size-asian="22pt" style:font-size-complex="22pt"/>
    </style:style>
    <style:style style:name="P26" style:family="paragraph">
      <style:text-properties fo:color="#000000" fo:font-family="Ubuntu" style:font-pitch="variable" fo:font-size="20pt" style:font-size-asian="20pt" style:font-size-complex="20pt"/>
    </style:style>
    <style:style style:name="P27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color="#000000" fo:font-size="20pt" style:font-size-asian="20pt" style:font-size-complex="20pt"/>
    </style:style>
    <style:style style:name="P30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4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5" style:family="text">
      <style:text-properties fo:color="#69656c" fo:font-family="'DejaVu Sans Mono'" style:font-family-generic="modern" style:font-pitch="fixe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fo:font-family="Ubuntu" style:font-pitch="variable" fo:font-size="22pt" style:font-size-asian="22pt" style:font-size-complex="22pt"/>
    </style:style>
    <style:style style:name="T19" style:family="text">
      <style:text-properties fo:color="#000000" fo:font-family="Ubuntu" style:font-pitch="variable" fo:font-size="20pt" style:font-size-asian="20pt" style:font-size-complex="20pt"/>
    </style:style>
    <style:style style:name="T20" style:family="text">
      <style:text-properties fo:font-family="Ubuntu" style:font-pitch="variable" fo:font-size="22pt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0pt" style:font-size-asian="20pt" style:font-size-complex="20pt"/>
    </style:style>
    <style:style style:name="T23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4.521cm" svg:x="2.162cm" svg:y="6.6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7 – теоретические основны информатики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9"><text:span text:style-name="T6">2.</text:span><text:span text:style-name="T5"> Границы формальных систем: </text:span></text:p>
            <text:p text:style-name="P9"><text:span text:style-name="T6">2.1.</text:span><text:span text:style-name="T5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6">2.2.</text:span><text:span text:style-name="T5"> Полнота исчислений первого порядка.</text:span></text:p>
            <text:p text:style-name="P9"><text:span text:style-name="T6">2.3.</text:span><text:span text:style-name="T5"> Теорема Гёделя о неполноте.</text:span></text:p>
            <text:p text:style-name="P9"><text:span text:style-name="T5"/></text:p>
            <text:p text:style-name="P9"><text:span text:style-name="T5"/></text:p>
            <text:p text:style-name="P9"><text:span text:style-name="T6">3. </text:span><text:span text:style-name="T5">Обязательно найдутся задачи со сколь угодно большим минимальным выводом.</text:span></text:p>
            <text:p text:style-name="P9"><text:span text:style-name="T5"/></text:p>
            <text:p text:style-name="P9"><text:span text:style-name="T5"/></text:p>
            <text:p text:style-name="P9"><text:span text:style-name="T6">4.</text:span><text:span text:style-name="T5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6">1.</text:span><text:span text:style-name="T5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5"/></text:p>
            <text:p text:style-name="P9"><text:span text:style-name="T6">2.</text:span><text:span text:style-name="T5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5"/></text:p>
            <text:p text:style-name="P9"><text:span text:style-name="T6">3.</text:span><text:span text:style-name="T5"> Исследование исчислений не связанных с методом резолюции актуально.</text:span></text:p>
            <text:p text:style-name="P9"><text:span text:style-name="T5"/></text:p>
            <text:p text:style-name="P9"><text:span text:style-name="T5"/></text:p>
            <text:p text:style-name="P9"><text:span text:style-name="T5">Выбор: исчисление позитивно-образованных формул (ПО-формул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1cm">
          <draw:text-box>
            <text:p><text:span text:style-name="T6">Современное состояние дел в АДТ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9cm">
          <draw:text-box>
            <text:p><text:span text:style-name="T6">Свойства ПО-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3" draw:layer="layout" svg:width="24.762cm" svg:height="16.764cm" svg:x="1.146cm" svg:y="2.794cm">
          <draw:text-box>
            <text:p text:style-name="P12"><text:span text:style-name="T7">Объект исследования: </text:span></text:p>
            <text:p text:style-name="P12"><text:span text:style-name="T2">Исчисление позитивно-образованных формул.</text:span></text:p>
            <text:p text:style-name="P9"><text:span text:style-name="T2"/></text:p>
            <text:p text:style-name="P9"><text:span text:style-name="T2"/></text:p>
            <text:p text:style-name="P9"><text:span text:style-name="T7">Предмет исследования:</text:span><text:span text:style-name="T2"> cвойства языка и исчисления ПО--формул, современных структур данных и алгоритмов поиска ЛВ в исчислениях первого порядка, разработка структур данных и алгоритмов, обеспечивающих создание новых программных систем и технологий эффективного поиска ЛВ в исчислениях ПО--формул. Эффективность поиска ЛВ задается следующими критериями: время решения задачи; количество шагов ЛВ; объём использованной оперативной памяти; ширина класса успешно решаемых задач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Цель работы --- разработка программной системы для эффективного поиска логического вывода в исчислении позитивно-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1cm">
          <draw:text-box>
            <text:p><text:span text:style-name="T6">Или тут свойства ПО-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4" draw:layer="layout" svg:width="24.762cm" svg:height="17.78cm" svg:x="1.146cm" svg:y="2.794cm">
          <draw:text-box>
            <text:p text:style-name="P9"><text:span text:style-name="T8">1.</text:span><text:span text:style-name="T9"> Разработка эффективных структур данных представления ПО--формул в памяти компьютера.</text:span></text:p>
            <text:p text:style-name="P9"><text:span text:style-name="T9"/></text:p>
            <text:p text:style-name="P9"><text:span text:style-name="T8">2.</text:span><text:span text:style-name="T9"> Создание оригинальных методик (стратегий) эффективного поиска ЛВ в исчислении ПО--формул.</text:span></text:p>
            <text:p text:style-name="P9"><text:span text:style-name="T9"/></text:p>
            <text:p text:style-name="P9"><text:span text:style-name="T8">3.</text:span><text:span text:style-name="T9"> Адаптация существующих методик АДТ для исчисления ПО--формул с целью повышения эффективности поиска ЛВ.</text:span></text:p>
            <text:p text:style-name="P9"><text:span text:style-name="T9"/></text:p>
            <text:p text:style-name="P9"><text:span text:style-name="T8">4.</text:span><text:span text:style-name="T9"> Разработка эффективной программной системы АДТ, создание инструментальных средств для программирования систем АДТ в исчислении ПО--формул.</text:span></text:p>
            <text:p text:style-name="P9"><text:span text:style-name="T9"/></text:p>
            <text:p text:style-name="P9"><text:span text:style-name="T8">5.</text:span><text:span text:style-name="T9"> Апробация разработанных программных средств на решении тестовых и практических задач. Сравнение с другими системами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-формул, влияющие на применимость известных методик повышения эффективности поиска ЛВ.</text:span></text:p>
            <text:p text:style-name="P9"><text:span text:style-name="T9"/></text:p>
            <text:p text:style-name="P12"><text:span text:style-name="T8">2.</text:span><text:span text:style-name="T9"> Впервые предложены и реализованы подходы обработки неограниченных переменных, стратегия $k,m$--ограничения, структуры данных экономного представления ПО--формул с дизъюнктивным ветвлением, обработка предиката равенства без прямого представления аксиом равенства в виде ПО--формулы. </text:span></text:p>
            <text:p text:style-name="P12"><text:span text:style-name="T9"/></text:p>
            <text:p text:style-name="P12"><text:span text:style-name="T8">3.</text:span><text:span text:style-name="T9"> Впервые, для исчисления ПО--формул успешно применены широко используемые подходы: индексирование термов, параллельные схемы алгоритмов поиска ЛВ, разделение данных, кэширование результатов, системы переписывания термов.</text:span></text:p>
            <text:p text:style-name="P12"><text:span text:style-name="T10"/></text:p>
            <text:p text:style-name="P12"><text:span text:style-name="T10">4.</text:span><text:span text:style-name="T9"> Значительно расширен класс решаемых задач при помощи систем АДТ, базирующихся на исчислении ПО--формул. Построены новые варианты решения задач АДТ по сравнению с другими методами АДТ.</text:span></text:p>
            <text:p text:style-name="P12"><text:span text:style-name="T9"/></text:p>
            <text:p text:style-name="P12"><text:span text:style-name="T9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6">Научная и практическая значимость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Созданы система АДТ и инструментальная среда разработки систем АДТ, направленные на построение ЛВ формул исчисления ПО--формул первого порядка.</text:span></text:p>
            <text:p text:style-name="P9"><text:span text:style-name="T8"/></text:p>
            <text:p text:style-name="P9"><text:span text:style-name="T8">2.</text:span><text:span text:style-name="T9"> Выделены классы задач, для которых созданная система является более эффективной, чем современные высокопроизводительные системы АДТ и предложены специальные стратегии, повышающие эффективность поиска ЛВ.</text:span></text:p>
            <text:p text:style-name="P9"><text:span text:style-name="T8"/></text:p>
            <text:p text:style-name="P9"><text:span text:style-name="T8">3.</text:span><text:span text:style-name="T9"> Реализована инфраструктура тестирования разработанных алгоритмов и программного обеспечения АДТ на тестовых задачах из библиотеки TPTP.</text:span></text:p>
            <text:p text:style-name="P12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><text:span text:style-name="T6">Научная и практическая значимость</text:span></text:p>
          </draw:text-box>
        </draw:frame>
        <draw:frame draw:style-name="gr4" draw:text-style-name="P14" draw:layer="layout" svg:width="24.762cm" svg:height="18.359cm" svg:x="1.146cm" svg:y="2.794cm">
          <draw:text-box>
            <text:p text:style-name="P9"><text:span text:style-name="T8">1. </text:span><text:span text:style-name="T9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9"><text:span text:style-name="T8"/></text:p>
            <text:p text:style-name="P9"><text:span text:style-name="T8">2.</text:span><text:span text:style-name="T9"> 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9"><text:span text:style-name="T8"/></text:p>
            <text:p text:style-name="P9"><text:span text:style-name="T8">3.</text:span><text:span text:style-name="T9"> 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9"><text:span text:style-name="T9"/></text:p>
            <text:p text:style-name="P9"><text:span text:style-name="T10">4.</text:span><text:span text:style-name="T9"> Программа “Университетский кластер”.</text:span></text:p>
            <text:p text:style-name="P12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10">1.</text:span><text:span text:style-name="T9"> Адаптированы методики других систем АДТ, повысившие эффективность поиска логического вывода: три типа параллельных стратегий (скорость), индексирование термов (скорость), один вариант разделения памяти (память).</text:span></text:p>
            <text:p text:style-name="P9"><text:span text:style-name="T9"/></text:p>
            <text:p><text:span text:style-name="T10">2.</text:span><text:span text:style-name="T9"> Реализованы оригинальные стратегии, повышающие эффективность поиска ЛВ: дерево состояний вывода (память), k,m-ограничение (количество шагов), стратегии направленные на решение проблем неограниченных переменных (количество шагов, время), варианты разделения памяти (память, время).</text:span></text:p>
            <text:p><text:span text:style-name="T10"/></text:p>
            <text:p><text:span text:style-name="T10">3.</text:span><text:span text:style-name="T9"> Реализована подсистема управления ЛВ (количество шагов).</text:span></text:p>
            <text:p><text:span text:style-name="T9"/></text:p>
            <text:p><text:span text:style-name="T10">4.</text:span><text:span text:style-name="T9"> Разработана инфраструктура для взаимодействия с библиотекой задач TPTP. Решено множество сложны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6">Публикации/В журналах рекомендованных ВАК РФ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2"><text:span text:style-name="T8">1.</text:span><text:span text:style-name="T9"> Давыдов А.В., Ларионов А.А., Черкашин Е.А. Об исчислении</text:span></text:p>
            <text:p text:style-name="P12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2"><text:span text:style-name="T9"/></text:p>
            <text:p text:style-name="P12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2"><text:span text:style-name="T9"/></text:p>
            <text:p text:style-name="P12"><text:span text:style-name="T8">3.</text:span><text:span text:style-name="T9"> Ларионов А.А., Черкашин Е.А. Параллельные схемы алгоритмов</text:span></text:p>
            <text:p text:style-name="P12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2"><text:span text:style-name="T9"/></text:p>
            <text:p text:style-name="P12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6">Публикации/Другие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2"><text:span text:style-name="T11">5.</text:span><text:span text:style-name="T12"> Ларионов А.А., Терехин И.Н., Черкашин Е.А., Давыдов А.В.</text:span></text:p>
            <text:p text:style-name="P12"><text:span text:style-name="T12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2"><text:span text:style-name="T12"/></text:p>
            <text:p text:style-name="P12"><text:span text:style-name="T11">6.</text:span><text:span text:style-name="T12"> Ларионов А.А., Черкашин Е.А., Давыдов А.В. Программная система для автоматического доказательства теорем в исчислении</text:span></text:p>
            <text:p text:style-name="P12"><text:span text:style-name="T12">позитивно-образованных формул. / Винеровские чтения / Труды IV</text:span></text:p>
            <text:p text:style-name="P12"><text:span text:style-name="T12">Всероссийской конференции. Часть II. - Иркутск: ИрГТУ, 2011. - с.190-197.</text:span></text:p>
            <text:p text:style-name="P12"><text:span text:style-name="T12"/></text:p>
            <text:p text:style-name="P12"><text:span text:style-name="T11">7.</text:span><text:span text:style-name="T12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  <text:p text:style-name="P12"><text:span text:style-name="T12"/></text:p>
            <text:p text:style-name="P12"><text:span text:style-name="T11">8.</text:span><text:span text:style-name="T12"> A.A. Larionov, E.A. Cherkashin, A.V. Davydov Theorem Proving</text:span></text:p>
            <text:p text:style-name="P12"><text:span text:style-name="T12">Software, Based on Method of Positively-Constructed Formulae. // MIPRO 2011. 34-th international convention on information and communication technology, electronics and microelectronics. Vol. III. May 23-27, 2011. Croatia, Opatija. //MIPRO: Croatia. - 2011., p.p. 365-368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2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2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2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2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2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2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2"><text:span text:style-name="T8">7.</text:span><text:span text:style-name="T9"> 34-ый международный симпозиум “MIPRO”, г.Опатия, Хорватия, 23-27 мая 2011г.</text:span></text:p>
            <text:p text:style-name="P12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2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8">1.</text:span><text:span text:style-name="T4"> Стратегии поиска ЛВ, являющихся основой разработанных алгоритмов [1,2,3]</text:span></text:p>
            <text:p text:style-name="P9"><text:span text:style-name="T8">2.</text:span><text:span text:style-name="T4"> Адапттированы существующее алгоритмы поиска логического вывода в исчислении ПО-формул [1,3,4,5,8];</text:span></text:p>
            <text:p text:style-name="P9"><text:span text:style-name="T8">3.</text:span><text:span text:style-name="T4"> Реализованы структуры данных для представления ПО-формул [1,5,6,8];</text:span></text:p>
            <text:p text:style-name="P9"><text:span text:style-name="T8">4.</text:span><text:span text:style-name="T4"> Реализована программная система АДТ [2,5,8];</text:span></text:p>
            <text:p text:style-name="P9"><text:span text:style-name="T8">5.</text:span><text:span text:style-name="T4"> Тестирование системы АДТ на тестовых примерах АДТ [3,5,6]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Соответствие паспорту специальности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9">Материал диссертации соответствует формуле специальности 05.13.17 -- Теоретические основы информатики. Диссертация посвящена исследованию процессов создания, накопления и обработки информации, представленной в виде фактов и знаний; созданию и исследованию новых моделей знаний, методов представления и обработки знаний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9"><text:span text:style-name="T9"/></text:p>
            <text:p text:style-name="P9"><text:span text:style-name="T9">В диссертации получены результаты по следующим пунктам ``Области исследований'': 2. Исследование информационных структур, разработка и анализ моделей информационных процессов и структур; 8. Исследование и когнитивное моделирование интеллекта, включая моделирование поведения, моделирование рассуждений различных типов, моделирование образного мышления. Результаты диссертации имеют научное и народнохозяйственное значение для решения проблем повышения производительности обработки знаний в ПО--исчислении,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-технического прогресса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7" draw:layer="layout" svg:width="24.762cm" svg:height="19.445cm" svg:x="1.146cm" svg:y="2.794cm">
          <draw:text-box>
            <text:p text:style-name="P9"><text:span text:style-name="T2">-Введение</text:span></text:p>
            <text:p text:style-name="P9"><text:span text:style-name="T2"/></text:p>
            <text:p text:style-name="P9"><text:span text:style-name="T2">-Глава 1. Вспомогательные сведения</text:span></text:p>
            <text:p text:style-name="P9"><text:span text:style-name="T2"/></text:p>
            <text:p text:style-name="P9"><text:span text:style-name="T2">-Глава 2. Методики повышения производительности АДТ</text:span></text:p>
            <text:p text:style-name="P9"><text:span text:style-name="T2"/></text:p>
            <text:p text:style-name="P9"><text:span text:style-name="T2">-Глава 3. Реализация алгоритмов и программная система АДТ</text:span></text:p>
            <text:p text:style-name="P9"><text:span text:style-name="T2"/></text:p>
            <text:p text:style-name="P9"><text:span text:style-name="T2">-Глава 4. Применение программной системы</text:span></text:p>
            <text:p text:style-name="P9"><text:span text:style-name="T2"/></text:p>
            <text:p text:style-name="P9"><text:span text:style-name="T2">-Заключение</text:span></text:p>
            <text:p text:style-name="P9"><text:span text:style-name="T2"/></text:p>
            <text:p text:style-name="P9"><text:span text:style-name="T2">-Приложение</text:span></text:p>
            <text:p text:style-name="P9"><text:span text:style-name="T5"/></text:p>
            <text:p text:style-name="P9"><text:span text:style-name="T2"/></text:p>
            <text:p text:style-name="P9"><text:span text:style-name="T2">Всего 163 страницы. </text:span></text:p>
            <text:p text:style-name="P9"><text:span text:style-name="T2">Основного текста 131 страница.</text:span></text:p>
            <text:p text:style-name="P9"><text:span text:style-name="T2">Список литературы содержит 100 наименований.</text:span></text:p>
            <text:p text:style-name="P9"><text:span text:style-name="T5"/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8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9"> Узел уровня 0 – </text:span><text:span text:style-name="T10">корень</text:span><text:span text:style-name="T9">.</text:span></text:p>
            <text:p><text:span text:style-name="T10">2.</text:span><text:span text:style-name="T9"> Узлы уровня 1 – </text:span><text:span text:style-name="T10">базы</text:span><text:span text:style-name="T9">.</text:span></text:p>
            <text:p><text:span text:style-name="T10">3.</text:span><text:span text:style-name="T9"> Узлы уровня 2 – </text:span><text:span text:style-name="T10">вопросы </text:span><text:span text:style-name="T9">к базе.</text:span></text:p>
            <text:p><text:span text:style-name="T10">4.</text:span><text:span text:style-name="T9"> Более глубокие узлы – </text:span><text:span text:style-name="T10">консеквенты</text:span><text:span text:style-name="T9">.</text:span></text:p>
            <text:p><text:span text:style-name="T10">5.</text:span><text:span text:style-name="T9"> Если у вопроса более одного дочерних узла, то вопрос обладает </text:span><text:span text:style-name="T10">дизъюнктивным ветвлением</text:span><text:span text:style-name="T9">.</text:span></text:p>
            <text:p><text:span text:style-name="T10">6.</text:span><text:span text:style-name="T9"> Если глубина больше 3, то подформула называется </text:span><text:span text:style-name="T10">глубокой</text:span><text:span text:style-name="T9">.</text:span></text:p>
            <text:p><text:span text:style-name="T10">7.</text:span><text:span text:style-name="T9"> Вопросы с False называются </text:span><text:span text:style-name="T10">целевыми</text:span><text:span text:style-name="T9">.</text:span></text:p>
            <text:p><text:span text:style-name="T10">8.</text:span><text:span text:style-name="T9"> Подстановки для вопроса называются </text:span><text:span text:style-name="T10">ответными</text:span><text:span text:style-name="T9">.</text:span></text:p>
            <text:p><text:span text:style-name="T9"/></text:p>
          </draw:text-box>
        </draw:frame>
        <draw:frame draw:style-name="gr2" draw:text-style-name="P19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2" draw:text-style-name="P19" draw:layer="layout" svg:width="4.486cm" svg:height="1.072cm" svg:x="0.34cm" svg:y="17.787cm">
          <draw:text-box>
            <text:p><text:span text:style-name="T4">База: <text:s/></text:span><text:span text:style-name="T8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9" draw:layer="layout" svg:width="5.248cm" svg:height="1.072cm" svg:x="8.24cm" svg:y="17.287cm">
          <draw:text-box>
            <text:p><text:span text:style-name="T4">Ответ: <text:s/></text:span><text:span text:style-name="T8"><text:s/></text:span></text:p>
          </draw:text-box>
        </draw:frame>
        <draw:frame draw:style-name="gr2" draw:text-style-name="P19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9" draw:layer="layout" svg:width="5.248cm" svg:height="1.072cm" svg:x="14.84cm" svg:y="17.287cm">
          <draw:text-box>
            <text:p><text:span text:style-name="T4">если <text:s text:c="2"/></text:span><text:span text:style-name="T8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9" draw:layer="layout" svg:width="8.78cm" svg:height="1.072cm" svg:x="16.44cm" svg:y="18.587cm">
          <draw:text-box>
            <text:p><text:span text:style-name="T4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8" draw:layer="layout" svg:width="25.568cm" svg:height="10.569cm" svg:x="0.848cm" svg:y="3.376cm">
          <draw:text-box>
            <text:p><text:span text:style-name="T10">1.</text:span><text:span text:style-name="T9"> Крупноблочная структура.</text:span></text:p>
            <text:p><text:span text:style-name="T9"/></text:p>
            <text:p><text:span text:style-name="T10">2.</text:span><text:span text:style-name="T9"> Единственное правило вывода.</text:span></text:p>
            <text:p><text:span text:style-name="T10"/></text:p>
            <text:p><text:span text:style-name="T10">3.</text:span><text:span text:style-name="T9"> Нет необходимости в сколемизации.</text:span></text:p>
            <text:p><text:span text:style-name="T10"/></text:p>
            <text:p><text:span text:style-name="T10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0"/></text:p>
            <text:p><text:span text:style-name="T10">5.</text:span><text:span text:style-name="T9"> Имеется естественный ИЛИ-параллелизм.</text:span></text:p>
            <text:p><text:span text:style-name="T10"/></text:p>
            <text:p><text:span text:style-name="T10">6.</text:span><text:span text:style-name="T9"> Вариабельность семантики.</text:span></text:p>
            <text:p><text:span text:style-name="T13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0" draw:layer="layout" svg:width="11.43cm" svg:height="4.761cm" svg:x="16.002cm" svg:y="10.447cm">
          <draw:text-box>
            <text:p><text:span text:style-name="T7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1" draw:layer="layout" svg:width="13.45cm" svg:height="4.356cm" svg:x="13.728cm" svg:y="3.187cm">
          <draw:text-box>
            <text:p><text:span text:style-name="T4">1. Структура формул сложнее чем, например, в методе резолюции.</text:span></text:p>
            <text:p><text:span text:style-name="T4">2. Используется два типа кванторов. </text:span></text:p>
          </draw:text-box>
        </draw:frame>
        <draw:custom-shape draw:style-name="gr7" draw:text-style-name="P3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8" draw:layer="layout" svg:width="25.568cm" svg:height="6.147cm" svg:x="1.27cm" svg:y="3.972cm">
          <draw:text-box>
            <text:p><text:span text:style-name="T10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0">2.</text:span><text:span text:style-name="T9"> База фактов увеличивается.</text:span></text:p>
            <text:p><text:span text:style-name="T9"/></text:p>
            <text:p><text:span text:style-name="T10">3.</text:span><text:span text:style-name="T9"> Сложность термов увеличивается.</text:span></text:p>
            <text:p><text:span text:style-name="T9"/></text:p>
            <text:p><text:span text:style-name="T10">4.</text:span><text:span text:style-name="T9"> Формализация некоторых задач изначально велика. Например, 15Мб.</text:span></text:p>
          </draw:text-box>
        </draw:frame>
        <draw:frame draw:style-name="gr2" draw:text-style-name="P18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1" draw:layer="layout" svg:width="25.568cm" svg:height="2.714cm" svg:x="1.016cm" svg:y="10.5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draw:frame draw:style-name="gr2" draw:text-style-name="P18" draw:layer="layout" svg:width="7.62cm" svg:height="0.988cm" svg:x="1.27cm" svg:y="6.772cm">
          <draw:text-box>
            <text:p><text:span text:style-name="T9">Эрбранов универс: </text:span><text:span text:style-name="T10"><text:s/></text:span></text:p>
          </draw:text-box>
        </draw:frame>
        <draw:frame draw:style-name="gr6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8" draw:layer="layout" svg:width="3.81cm" svg:height="0.988cm" svg:x="5.588cm" svg:y="7.902cm">
          <draw:text-box>
            <text:p><text:span text:style-name="T9">Ответ: 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8" draw:layer="layout" svg:width="24.79cm" svg:height="1.237cm" svg:x="0.102cm" svg:y="0.508cm">
          <draw:text-box>
            <text:p><text:span text:style-name="T6">Методики/Дерево состояний вывода/Чанки</text:span></text:p>
          </draw:text-box>
        </draw:frame>
        <draw:frame draw:style-name="gr2" draw:text-style-name="P21" draw:layer="layout" svg:width="25.568cm" svg:height="1.893cm" svg:x="1.042cm" svg:y="3.032cm">
          <draw:text-box>
            <text:p><text:span text:style-name="T14">Чанк – связный список с выделенными первым и последним элементом.</text:span></text:p>
          </draw:text-box>
        </draw:frame>
        <draw:frame draw:style-name="gr8" draw:text-style-name="P3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1" draw:layer="layout" svg:width="25.568cm" svg:height="1.072cm" svg:x="1.042cm" svg:y="5.633cm">
          <draw:text-box>
            <text:p><text:span text:style-name="T14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draw:frame draw:style-name="gr8" draw:text-style-name="P3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1" draw:layer="layout" svg:width="25.568cm" svg:height="5.998cm" svg:x="1.042cm" svg:y="2.933cm">
          <draw:text-box>
            <text:p><text:span text:style-name="T14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8">дерево состояний вывода</text:span><text:span text:style-name="T14"> (ДСВ).</text:span></text:p>
            <text:p><text:span text:style-name="T14"/></text:p>
            <text:p><text:span text:style-name="T14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Методики/Дерево состояний вывода</text:span></text:p>
          </draw:text-box>
        </draw:frame>
        <draw:frame draw:style-name="gr2" draw:text-style-name="P21" draw:layer="layout" svg:width="25.568cm" svg:height="1.893cm" svg:x="1.042cm" svg:y="2.933cm">
          <draw:text-box>
            <text:p><text:span text:style-name="T8">1.</text:span><text:span text:style-name="T14"> Корень дерева хранит информацию об исходной базовой-подформуле.</text:span></text:p>
          </draw:text-box>
        </draw:frame>
        <draw:frame draw:style-name="gr2" draw:text-style-name="P21" draw:layer="layout" svg:width="25.568cm" svg:height="2.714cm" svg:x="1.042cm" svg:y="5.633cm">
          <draw:text-box>
            <text:p><text:span text:style-name="T8">2. </text:span><text:span text:style-name="T14">Остальные узлы хранят подформулы-консеквенты, добавляемые после очередного шага вывода. Формула монотонно разрастается.</text:span></text:p>
          </draw:text-box>
        </draw:frame>
        <draw:frame draw:style-name="gr2" draw:text-style-name="P21" draw:layer="layout" svg:width="25.568cm" svg:height="2.714cm" svg:x="1.042cm" svg:y="9.133cm">
          <draw:text-box>
            <text:p><text:span text:style-name="T8">3.</text:span><text:span text:style-name="T14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1" draw:layer="layout" svg:width="25.568cm" svg:height="3.535cm" svg:x="1.042cm" svg:y="13.533cm">
          <draw:text-box>
            <text:p><text:span text:style-name="T14">Таким образом реализована возможность </text:span><text:span text:style-name="T8">отслеживать события</text:span><text:span text:style-name="T14"> связанные с поиском логического вывода. Эти события обратимы, а значит реализуется </text:span><text:span text:style-name="T8">возврат (backtracking)</text:span><text:span text:style-name="T14">. Кроме того ДСВ позволяет </text:span><text:span text:style-name="T8">экономить память</text:span><text:span text:style-name="T14"> (об этом ниже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19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8"><text:s/></text:span></text:p>
          </draw:text-box>
        </draw:frame>
        <draw:custom-shape draw:style-name="gr9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14.598cm" svg:y1="6.066cm" svg:x2="19.167cm" svg:y2="8.889cm">
          <text:p/>
        </draw:line>
        <draw:line draw:style-name="gr10" draw:text-style-name="P3" draw:layer="layout" svg:x1="21.202cm" svg:y1="6.094cm" svg:x2="19.167cm" svg:y2="8.889cm">
          <text:p/>
        </draw:line>
        <draw:frame draw:style-name="gr11" draw:text-style-name="P19" draw:layer="layout" svg:width="7.026cm" svg:height="1.153cm" svg:x="10.894cm" svg:y="4.941cm">
          <draw:text-box>
            <text:p><text:span text:style-name="T4">A(f(e,</text:span><text:span text:style-name="T7">g(t)</text:span><text:span text:style-name="T4">) <text:s/></text:span><text:span text:style-name="T8"><text:s/></text:span></text:p>
          </draw:text-box>
        </draw:frame>
        <draw:frame draw:style-name="gr11" draw:text-style-name="P19" draw:layer="layout" svg:width="8.44cm" svg:height="1.153cm" svg:x="18.994cm" svg:y="4.941cm">
          <draw:text-box>
            <text:p><text:span text:style-name="T4">B(h(</text:span><text:span text:style-name="T7">g(t)</text:span><text:span text:style-name="T4">),</text:span><text:span text:style-name="T7">g(t)</text:span><text:span text:style-name="T4">) <text:s text:c="2"/></text:span></text:p>
          </draw:text-box>
        </draw:frame>
        <draw:frame draw:style-name="gr11" draw:text-style-name="P19" draw:layer="layout" svg:width="4.74cm" svg:height="1.072cm" svg:x="10.972cm" svg:y="8.34cm">
          <draw:text-box>
            <text:p><text:span text:style-name="T4">Память: <text:s/></text:span><text:span text:style-name="T8"><text:s/></text:span></text:p>
          </draw:text-box>
        </draw:frame>
        <draw:custom-shape draw:style-name="gr9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2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2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2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3" draw:text-style-name="P22" draw:layer="layout" svg:width="0.883cm" svg:height="0.988cm" svg:x="3.626cm" svg:y="11.363cm">
          <draw:text-box>
            <text:p><text:span text:style-name="T15">A</text:span></text:p>
          </draw:text-box>
        </draw:frame>
        <draw:frame draw:style-name="gr13" draw:text-style-name="P22" draw:layer="layout" svg:width="0.883cm" svg:height="0.988cm" svg:x="3.627cm" svg:y="13.763cm">
          <draw:text-box>
            <text:p><text:span text:style-name="T15">f</text:span></text:p>
          </draw:text-box>
        </draw:frame>
        <draw:line draw:style-name="gr10" draw:text-style-name="P3" draw:layer="layout" svg:x1="24.504cm" svg:y1="6.094cm" svg:x2="19.268cm" svg:y2="8.965cm">
          <text:p/>
        </draw:line>
        <draw:frame draw:style-name="gr13" draw:text-style-name="P22" draw:layer="layout" svg:width="0.883cm" svg:height="0.988cm" svg:x="2.228cm" svg:y="16.363cm">
          <draw:text-box>
            <text:p><text:span text:style-name="T15">e</text:span></text:p>
          </draw:text-box>
        </draw:frame>
        <draw:frame draw:style-name="gr13" draw:text-style-name="P22" xml:id="id7" draw:id="id7" draw:layer="layout" svg:width="0.883cm" svg:height="0.988cm" svg:x="4.829cm" svg:y="16.363cm">
          <draw:text-box>
            <text:p><text:span text:style-name="T15">g</text:span></text:p>
          </draw:text-box>
        </draw:frame>
        <draw:custom-shape draw:style-name="gr9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2" draw:layer="layout" svg:width="0.883cm" svg:height="0.988cm" svg:x="4.804cm" svg:y="18.538cm">
          <draw:text-box>
            <text:p><text:span text:style-name="T15">t</text:span></text:p>
          </draw:text-box>
        </draw:frame>
        <draw:connector draw:style-name="gr12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2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2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3" draw:text-style-name="P22" draw:layer="layout" svg:width="0.883cm" svg:height="0.988cm" svg:x="8.727cm" svg:y="11.363cm">
          <draw:text-box>
            <text:p><text:span text:style-name="T15">B</text:span></text:p>
          </draw:text-box>
        </draw:frame>
        <draw:frame draw:style-name="gr13" draw:text-style-name="P22" draw:layer="layout" svg:width="0.883cm" svg:height="0.988cm" svg:x="7.028cm" svg:y="13.763cm">
          <draw:text-box>
            <text:p><text:span text:style-name="T15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19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4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20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20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20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1" draw:text-style-name="P19" draw:layer="layout" svg:width="8.804cm" svg:height="1.893cm" svg:x="1.988cm" svg:y="8.068cm">
          <draw:text-box>
            <text:p><text:span text:style-name="T4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</text:span></text:p>
          </draw:text-box>
        </draw:frame>
        <draw:frame draw:style-name="gr8" draw:text-style-name="P3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6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9" draw:layer="layout" svg:width="10.074cm" svg:height="1.072cm" svg:x="0.594cm" svg:y="3.241cm">
          <draw:text-box>
            <text:p><text:span text:style-name="T4">Базовая подформула: <text:s/></text:span><text:span text:style-name="T8"><text:s/></text:span></text:p>
          </draw:text-box>
        </draw:frame>
        <draw:frame draw:style-name="gr2" draw:text-style-name="P19" draw:layer="layout" svg:width="25.4cm" svg:height="1.893cm" svg:x="1.524cm" svg:y="8.58cm">
          <draw:text-box>
            <text:p><text:span text:style-name="T4">Корень – формула до ответа на вопрос. Всё дерево – после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19" draw:layer="layout" svg:width="25.568cm" svg:height="1.072cm" svg:x="0.594cm" svg:y="3.641cm">
          <draw:text-box>
            <text:p><text:span text:style-name="T8">1.</text:span><text:span text:style-name="T4"> Удаление неиспользуемых фактов. Пример: <text:s/></text:span><text:span text:style-name="T8"><text:s/></text:span></text:p>
          </draw:text-box>
        </draw:frame>
        <draw:frame draw:style-name="gr2" draw:text-style-name="P19" draw:layer="layout" svg:width="25.568cm" svg:height="2.714cm" svg:x="0.594cm" svg:y="11.541cm">
          <draw:text-box>
            <text:p><text:span text:style-name="T8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8"><text:s/></text:span></text:p>
          </draw:text-box>
        </draw:frame>
        <draw:frame draw:style-name="gr6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9" draw:layer="layout" svg:width="21.758cm" svg:height="1.893cm" svg:x="5.166cm" svg:y="7.741cm">
          <draw:text-box>
            <text:p><text:span text:style-name="T4">Очевидно, факт B(f(e)) никогда не используется.</text:span></text:p>
            <text:p><text:span text:style-name="T4">Его можно удалить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19" draw:layer="layout" svg:width="25.568cm" svg:height="2.714cm" svg:x="0.594cm" svg:y="3.441cm">
          <draw:text-box>
            <text:p><text:span text:style-name="T8">Идея:</text:span><text:span text:style-name="T4"> Вместо конкретного элемента эрбранова универса выбирается неопределённый эрбанов элемент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19" draw:layer="layout" svg:width="25.568cm" svg:height="1.072cm" svg:x="0.594cm" svg:y="6.841cm">
          <draw:text-box>
            <text:p><text:span text:style-name="T8">Пример:</text:span><text:span text:style-name="T4"> <text:s/></text:span><text:span text:style-name="T8"><text:s/></text:span></text:p>
          </draw:text-box>
        </draw:frame>
        <draw:frame draw:style-name="gr6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9" draw:layer="layout" svg:width="12.106cm" svg:height="1.072cm" svg:x="0.594cm" svg:y="11.98cm">
          <draw:text-box>
            <text:p><text:span text:style-name="T4">Ответ на первый вопрос: <text:s text:c="2"/></text:span><text:span text:style-name="T8"><text:s/></text:span></text:p>
          </draw:text-box>
        </draw:frame>
        <draw:frame draw:style-name="gr6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9" draw:layer="layout" svg:width="12.106cm" svg:height="1.072cm" svg:x="0.594cm" svg:y="13.48cm">
          <draw:text-box>
            <text:p><text:span text:style-name="T4">Ответ на второй вопрос: <text:s text:c="2"/></text:span><text:span text:style-name="T8"><text:s/></text:span></text:p>
          </draw:text-box>
        </draw:frame>
        <draw:frame draw:style-name="gr6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9" draw:layer="layout" svg:width="12.106cm" svg:height="1.072cm" svg:x="0.595cm" svg:y="15.081cm">
          <draw:text-box>
            <text:p><text:span text:style-name="T4">Ответ на третий вопрос: <text:s text:c="2"/></text:span><text:span text:style-name="T8"><text:s/></text:span></text:p>
          </draw:text-box>
        </draw:frame>
        <draw:frame draw:style-name="gr6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9" draw:layer="layout" svg:width="24.551cm" svg:height="1.072cm" svg:x="2.881cm" svg:y="17.164cm">
          <draw:text-box>
            <text:p><text:span text:style-name="T4">являются неопределёнными эрбрановыми элементами (НЭЭ) <text:s text:c="2"/></text:span><text:span text:style-name="T8"><text:s/></text:span></text:p>
          </draw:text-box>
        </draw:frame>
        <draw:frame draw:style-name="gr6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19" draw:layer="layout" svg:width="25.568cm" svg:height="2.714cm" svg:x="0.594cm" svg:y="3.441cm">
          <draw:text-box>
            <text:p><text:span text:style-name="T8">Проблема:</text:span><text:span text:style-name="T4"> Конкретизация НЭЭ может производиться вхолостую (раньше нужного времени), и не приводить к успешному результату.</text:span></text:p>
          </draw:text-box>
        </draw:frame>
        <draw:frame draw:style-name="gr2" draw:text-style-name="P19" draw:layer="layout" svg:width="25.568cm" svg:height="2.714cm" svg:x="0.594cm" svg:y="8.041cm">
          <draw:text-box>
            <text:p><text:span text:style-name="T8">Ограничение 1:</text:span><text:span text:style-name="T4"> Ограничить количество одинаковых конкретизаций таких НЭЭ, которые изначально появились как результат подстановки для одной и той же переменной. </text:span></text:p>
          </draw:text-box>
        </draw:frame>
        <draw:frame draw:style-name="gr2" draw:text-style-name="P19" draw:layer="layout" svg:width="25.568cm" svg:height="1.893cm" svg:x="0.594cm" svg:y="12.941cm">
          <draw:text-box>
            <text:p><text:span text:style-name="T8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19" draw:layer="layout" svg:width="25.568cm" svg:height="1.893cm" svg:x="0.594cm" svg:y="3.441cm">
          <draw:text-box>
            <text:p><text:span text:style-name="T8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19" draw:layer="layout" svg:width="25.568cm" svg:height="1.893cm" svg:x="0.594cm" svg:y="2.54cm">
          <draw:text-box>
            <text:p><text:span text:style-name="T8">Идея:</text:span><text:span text:style-name="T4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19" draw:layer="layout" svg:width="25.568cm" svg:height="1.072cm" svg:x="0.762cm" svg:y="6.619cm">
          <draw:text-box>
            <text:p><text:span text:style-name="T4">Два варианта спецификации:</text:span><text:span text:style-name="T8"> </text:span></text:p>
          </draw:text-box>
        </draw:frame>
        <draw:frame draw:style-name="gr2" draw:text-style-name="P19" draw:layer="layout" svg:width="25.568cm" svg:height="2.714cm" svg:x="0.762cm" svg:y="8.019cm">
          <draw:text-box>
            <text:p><text:span text:style-name="T8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19" draw:layer="layout" svg:width="25.568cm" svg:height="1.893cm" svg:x="0.762cm" svg:y="11.12cm">
          <draw:text-box>
            <text:p><text:span text:style-name="T8">2.</text:span><text:span text:style-name="T4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19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19" draw:layer="layout" svg:width="25.568cm" svg:height="1.893cm" svg:x="0.762cm" svg:y="2.418cm">
          <draw:text-box>
            <text:p><text:span text:style-name="T8">Идея</text:span><text:span text:style-name="T4"> использовать принципы Erlang: много </text:span><text:span text:style-name="T8">независимых</text:span><text:span text:style-name="T4"> процессов.</text:span><text:span text:style-name="T8"> </text:span></text:p>
          </draw:text-box>
        </draw:frame>
        <draw:frame draw:style-name="gr2" draw:text-style-name="P19" draw:layer="layout" svg:width="25.568cm" svg:height="2.714cm" svg:x="0.762cm" svg:y="7.719cm">
          <draw:text-box>
            <text:p><text:span text:style-name="T8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19" draw:layer="layout" svg:width="25.568cm" svg:height="1.893cm" svg:x="0.762cm" svg:y="10.919cm">
          <draw:text-box>
            <text:p><text:span text:style-name="T8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19" draw:layer="layout" svg:width="25.568cm" svg:height="5.177cm" svg:x="0.762cm" svg:y="13.42cm">
          <draw:text-box>
            <text:p><text:span text:style-name="T8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9" draw:layer="layout" svg:width="25.568cm" svg:height="1.072cm" svg:x="0.762cm" svg:y="6.319cm">
          <draw:text-box>
            <text:p><text:span text:style-name="T4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8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19" draw:layer="layout" svg:width="25.568cm" svg:height="1.893cm" svg:x="0.594cm" svg:y="3.441cm">
          <draw:text-box>
            <text:p><text:span text:style-name="T8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19" draw:layer="layout" svg:width="25.568cm" svg:height="2.714cm" svg:x="0.594cm" svg:y="6.542cm">
          <draw:text-box>
            <text:p><text:span text:style-name="T8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9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21" draw:text-style-name="P23" xml:id="id14" draw:id="id14" draw:layer="layout" svg:width="1.256cm" svg:height="1.255cm" svg:x="23.231cm" svg:y="5.754cm">
          <text:p text:style-name="P3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15" draw:id="id15" draw:layer="layout" svg:width="1.256cm" svg:height="1.255cm" svg:x="20.717cm" svg:y="8.183cm">
          <text:p text:style-name="P3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16" draw:id="id16" draw:layer="layout" svg:width="1.256cm" svg:height="1.255cm" svg:x="23.231cm" svg:y="8.183cm">
          <text:p text:style-name="P3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17" draw:id="id17" draw:layer="layout" svg:width="1.256cm" svg:height="1.255cm" svg:x="25.743cm" svg:y="8.183cm">
          <text:p text:style-name="P3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18" draw:id="id18" draw:layer="layout" svg:width="1.257cm" svg:height="1.256cm" svg:x="21.889cm" svg:y="10.611cm">
          <text:p text:style-name="P3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19" draw:id="id19" draw:layer="layout" svg:width="1.256cm" svg:height="1.256cm" svg:x="24.487cm" svg:y="10.611cm">
          <text:p text:style-name="P3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20" draw:id="id20" draw:layer="layout" svg:width="1.255cm" svg:height="1.255cm" svg:x="20.634cm" svg:y="12.888cm">
          <text:p text:style-name="P3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21" draw:id="id21" draw:layer="layout" svg:width="1.256cm" svg:height="1.255cm" svg:x="22.979cm" svg:y="12.888cm">
          <text:p text:style-name="P3"><text:span text:style-name="T16">k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2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2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2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2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2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2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3" draw:text-style-name="P24" draw:layer="layout" svg:width="1.178cm" svg:height="1.222cm" svg:x="21.723cm" svg:y="6.597cm">
          <draw:text-box>
            <text:p><text:span text:style-name="T17">1</text:span></text:p>
          </draw:text-box>
        </draw:frame>
        <draw:frame draw:style-name="gr24" draw:text-style-name="P24" draw:layer="layout" svg:width="1.179cm" svg:height="1.222cm" svg:x="23.801cm" svg:y="7.295cm">
          <draw:text-box>
            <text:p><text:span text:style-name="T17">2</text:span></text:p>
          </draw:text-box>
        </draw:frame>
        <draw:frame draw:style-name="gr24" draw:text-style-name="P24" draw:layer="layout" svg:width="1.179cm" svg:height="1.222cm" svg:x="22.431cm" svg:y="9.425cm">
          <draw:text-box>
            <text:p><text:span text:style-name="T17">1</text:span></text:p>
          </draw:text-box>
        </draw:frame>
        <draw:frame draw:style-name="gr25" draw:text-style-name="P24" draw:layer="layout" svg:width="1.178cm" svg:height="1.223cm" svg:x="21.066cm" svg:y="11.699cm">
          <draw:text-box>
            <text:p><text:span text:style-name="T17">1</text:span></text:p>
          </draw:text-box>
        </draw:frame>
        <draw:frame draw:style-name="gr25" draw:text-style-name="P24" draw:layer="layout" svg:width="1.178cm" svg:height="1.223cm" svg:x="24.665cm" svg:y="7.04cm">
          <draw:text-box>
            <text:p><text:span text:style-name="T17">3</text:span></text:p>
          </draw:text-box>
        </draw:frame>
        <draw:frame draw:style-name="gr26" draw:text-style-name="P24" draw:layer="layout" svg:width="1.179cm" svg:height="1.223cm" svg:x="24.511cm" svg:y="9.515cm">
          <draw:text-box>
            <text:p><text:span text:style-name="T17">2</text:span></text:p>
          </draw:text-box>
        </draw:frame>
        <draw:frame draw:style-name="gr26" draw:text-style-name="P24" draw:layer="layout" svg:width="1.179cm" svg:height="1.223cm" svg:x="22.995cm" svg:y="11.742cm">
          <draw:text-box>
            <text:p><text:span text:style-name="T17">2</text:span></text:p>
          </draw:text-box>
        </draw:frame>
        <draw:frame draw:style-name="gr27" draw:text-style-name="P25" draw:layer="layout" svg:width="9.167cm" svg:height="1.704cm" svg:x="6.299cm" svg:y="6.197cm">
          <draw:text-box>
            <text:p><text:span text:style-name="T18">B(e,f(f(c,k),t),m)</text:span></text:p>
          </draw:text-box>
        </draw:frame>
        <draw:frame draw:style-name="gr28" draw:text-style-name="P26" draw:layer="layout" svg:width="4.666cm" svg:height="6.996cm" svg:x="16.269cm" svg:y="5.005cm">
          <draw:text-box>
            <text:p><text:span text:style-name="T19">B</text:span></text:p>
            <text:p><text:span text:style-name="T19">B1e</text:span></text:p>
            <text:p><text:span text:style-name="T19">B2f</text:span></text:p>
            <text:p><text:span text:style-name="T19">B2f1f</text:span></text:p>
            <text:p><text:span text:style-name="T19">B2f1f1c</text:span></text:p>
            <text:p><text:span text:style-name="T19">B2f1f2k</text:span></text:p>
            <text:p><text:span text:style-name="T19">B2f2t</text:span></text:p>
            <text:p><text:span text:style-name="T19">B3m</text:span></text:p>
          </draw:text-box>
        </draw:frame>
        <draw:custom-shape draw:style-name="gr29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7" draw:layer="layout" svg:width="26.5cm" svg:height="1.8cm" svg:x="0.499cm" svg:y="2.701cm">
          <text:p><text:span text:style-name="T20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26.5cm" svg:height="1.8cm" svg:x="0.499cm" svg:y="15.201cm">
          <text:p><text:span text:style-name="T20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5" draw:layer="layout" svg:width="2.628cm" svg:height="1.242cm" svg:x="1.071cm" svg:y="8.759cm">
          <draw:text-box>
            <text:p><text:span text:style-name="T18">A(e,t)</text:span></text:p>
          </draw:text-box>
        </draw:frame>
        <draw:frame draw:style-name="gr32" draw:text-style-name="P26" draw:layer="layout" svg:width="1.8cm" svg:height="3.435cm" svg:x="5.199cm" svg:y="7.966cm">
          <draw:text-box>
            <text:p><text:span text:style-name="T19">A</text:span></text:p>
            <text:p><text:span text:style-name="T19">A1e</text:span></text:p>
            <text:p><text:span text:style-name="T19">A2t</text:span></text:p>
            <text:p><text:span text:style-name="T19"/></text:p>
          </draw:text-box>
        </draw:frame>
        <draw:custom-shape draw:style-name="gr29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5" draw:layer="layout" svg:width="3.165cm" svg:height="1.242cm" svg:x="0.799cm" svg:y="11.56cm">
          <draw:text-box>
            <text:p><text:span text:style-name="T18">A(f(c),t)</text:span></text:p>
          </draw:text-box>
        </draw:frame>
        <draw:frame draw:style-name="gr34" draw:text-style-name="P26" draw:layer="layout" svg:width="2.369cm" svg:height="4.231cm" svg:x="5.699cm" svg:y="10.867cm">
          <draw:text-box>
            <text:p><text:span text:style-name="T19">A</text:span></text:p>
            <text:p><text:span text:style-name="T19">A1f</text:span></text:p>
            <text:p><text:span text:style-name="T19">A1f1c</text:span></text:p>
            <text:p><text:span text:style-name="T19">A2t</text:span></text:p>
            <text:p><text:span text:style-name="T19"/></text:p>
          </draw:text-box>
        </draw:frame>
        <draw:custom-shape draw:style-name="gr29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6" draw:layer="layout" svg:width="4cm" svg:height="3.435cm" svg:x="0.999cm" svg:y="17.505cm">
          <draw:text-box>
            <text:p><text:span text:style-name="T19">A: {2,3,4}; </text:span></text:p>
            <text:p><text:span text:style-name="T19">A2t: {2,3}; </text:span></text:p>
            <text:p><text:span text:style-name="T19">A1f: {3,4};</text:span></text:p>
            <text:p><text:span text:style-name="T19"/></text:p>
          </draw:text-box>
        </draw:frame>
        <draw:frame draw:style-name="gr31" draw:text-style-name="P25" draw:layer="layout" svg:width="3.283cm" svg:height="1.242cm" svg:x="7.671cm" svg:y="10.061cm">
          <draw:text-box>
            <text:p><text:span text:style-name="T18">A(f(c),e)</text:span></text:p>
          </draw:text-box>
        </draw:frame>
        <draw:frame draw:style-name="gr34" draw:text-style-name="P26" draw:layer="layout" svg:width="2.369cm" svg:height="3.435cm" svg:x="12.699cm" svg:y="9.368cm">
          <draw:text-box>
            <text:p><text:span text:style-name="T19">A</text:span></text:p>
            <text:p><text:span text:style-name="T19">A1f</text:span></text:p>
            <text:p><text:span text:style-name="T19">A1f1c</text:span></text:p>
            <text:p><text:span text:style-name="T19">A2e</text:span></text:p>
          </draw:text-box>
        </draw:frame>
        <draw:custom-shape draw:style-name="gr29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6" draw:layer="layout" svg:width="4.49cm" svg:height="3.435cm" svg:x="5.599cm" svg:y="17.506cm">
          <draw:text-box>
            <text:p><text:span text:style-name="T19">A1f1c: {3,4}; </text:span></text:p>
            <text:p><text:span text:style-name="T19">A2t: {2,3}; </text:span></text:p>
            <text:p><text:span text:style-name="T19">B3m: {1};</text:span></text:p>
            <text:p><text:span text:style-name="T19"/></text:p>
          </draw:text-box>
        </draw:frame>
        <draw:frame draw:style-name="gr35" draw:text-style-name="P26" draw:layer="layout" svg:width="4.608cm" svg:height="3.435cm" svg:x="10.899cm" svg:y="17.507cm">
          <draw:text-box>
            <text:p><text:span text:style-name="T19">B2f1f2k: {1}; </text:span></text:p>
            <text:p><text:span text:style-name="T19">B2f2t: {1}; </text:span></text:p>
            <text:p><text:span text:style-name="T19">...</text:span></text:p>
            <text:p><text:span text:style-name="T19"/></text:p>
          </draw:text-box>
        </draw:frame>
        <draw:custom-shape draw:style-name="gr36" draw:text-style-name="P28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cm" svg:height="1cm" svg:x="0.499cm" svg:y="7.801cm">
          <text:p text:style-name="P3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cm" svg:height="1cm" svg:x="0.499cm" svg:y="10.501cm">
          <text:p text:style-name="P3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cm" svg:height="1cm" svg:x="7.299cm" svg:y="9.201cm">
          <text:p text:style-name="P3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37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29" draw:layer="layout" svg:width="4.558cm" svg:height="1.232cm" svg:x="2.055cm" svg:y="4.144cm">
          <draw:text-box>
            <text:p><text:span text:style-name="T22">A(e,x,f(m))</text:span></text:p>
          </draw:text-box>
        </draw:frame>
        <draw:frame draw:style-name="gr39" draw:text-style-name="P29" draw:layer="layout" svg:width="3.015cm" svg:height="2.164cm" svg:x="9.085cm" svg:y="3.725cm">
          <draw:text-box>
            <text:p><text:span text:style-name="T22">A1e</text:span></text:p>
            <text:p><text:span text:style-name="T22">A3f1m</text:span></text:p>
          </draw:text-box>
        </draw:frame>
        <draw:frame draw:style-name="gr40" draw:text-style-name="P25" xml:id="id23" draw:id="id23" draw:layer="layout" svg:width="4.97cm" svg:height="1.332cm" svg:x="1.856cm" svg:y="7.766cm">
          <draw:text-box>
            <text:p><text:span text:style-name="T18">A(e,k,f(m))</text:span></text:p>
          </draw:text-box>
        </draw:frame>
        <draw:frame draw:style-name="gr41" draw:text-style-name="P25" xml:id="id22" draw:id="id22" draw:layer="layout" svg:width="2.233cm" svg:height="1.332cm" svg:x="6.804cm" svg:y="10.968cm">
          <draw:text-box>
            <text:p><text:span text:style-name="T18">A1e</text:span></text:p>
          </draw:text-box>
        </draw:frame>
        <draw:frame draw:style-name="gr42" draw:text-style-name="P25" xml:id="id26" draw:id="id26" draw:layer="layout" svg:width="3.388cm" svg:height="1.332cm" svg:x="13.333cm" svg:y="10.968cm">
          <draw:text-box>
            <text:p><text:span text:style-name="T18">A3f1m</text:span></text:p>
          </draw:text-box>
        </draw:frame>
        <draw:frame draw:style-name="gr43" draw:text-style-name="P25" xml:id="id27" draw:id="id27" draw:layer="layout" svg:width="4.969cm" svg:height="1.332cm" svg:x="6.874cm" svg:y="7.765cm">
          <draw:text-box>
            <text:p><text:span text:style-name="T18">A(k,e,f(m))</text:span></text:p>
          </draw:text-box>
        </draw:frame>
        <draw:frame draw:style-name="gr44" draw:text-style-name="P25" xml:id="id24" draw:id="id24" draw:layer="layout" svg:width="4.688cm" svg:height="1.332cm" svg:x="12.331cm" svg:y="7.765cm">
          <draw:text-box>
            <text:p><text:span text:style-name="T18">A(e,e,f(k))</text:span></text:p>
          </draw:text-box>
        </draw:frame>
        <draw:frame draw:style-name="gr45" draw:text-style-name="P25" xml:id="id25" draw:id="id25" draw:layer="layout" svg:width="5cm" svg:height="1.332cm" svg:x="17.195cm" svg:y="7.765cm">
          <draw:text-box>
            <text:p><text:span text:style-name="T18">A(e,e,f(m))</text:span></text:p>
          </draw:text-box>
        </draw:frame>
        <draw:connector draw:style-name="gr46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6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6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2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2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2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7" draw:text-style-name="P30" draw:layer="layout" svg:width="4.658cm" svg:height="1.332cm" svg:x="1.952cm" svg:y="2.922cm">
          <draw:text-box>
            <text:p><text:span text:style-name="T23">Вопрос:</text:span></text:p>
          </draw:text-box>
        </draw:frame>
        <draw:frame draw:style-name="gr47" draw:text-style-name="P30" draw:layer="layout" svg:width="4.658cm" svg:height="1.332cm" svg:x="2.052cm" svg:y="6.522cm">
          <draw:text-box>
            <text:p><text:span text:style-name="T23">База:</text:span></text:p>
          </draw:text-box>
        </draw:frame>
        <draw:line draw:style-name="gr22" draw:text-style-name="P3" draw:layer="layout" svg:x1="13.001cm" svg:y1="16.5cm" svg:x2="11.501cm" svg:y2="14.5cm">
          <text:p/>
        </draw:line>
        <draw:line draw:style-name="gr22" draw:text-style-name="P3" draw:layer="layout" svg:x1="13.001cm" svg:y1="16.5cm" svg:x2="17.001cm" svg:y2="14.5cm">
          <text:p/>
        </draw:line>
        <draw:frame draw:style-name="gr48" draw:text-style-name="P31" draw:layer="layout" svg:width="19.337cm" svg:height="2.095cm" svg:x="5.301cm" svg:y="16.677cm">
          <draw:text-box>
            <text:p><text:span text:style-name="T20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19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9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11">1.</text:span><text:span text:style-name="T12"> Graf P. Substitution Tree Indexing // Proceedings of the 6th International Conference on Rewriting Techniques and Applications. 1995. P.117-131. </text:span></text:p>
            <text:p><text:span text:style-name="T12"><text:s/></text:span></text:p>
            <text:p><text:span text:style-name="T11">2.</text:span><text:span text:style-name="T12"> Graf P. Term Indexing (Lecture Notes in Computer Science / Lecture Notes in Artificial Intelligence). Springer; 1 edition. March 27, 1996.</text:span></text:p>
            <text:p><text:span text:style-name="T12"/></text:p>
            <text:p><text:span text:style-name="T11">3.</text:span><text:span text:style-name="T12"> McCune W. Experiments with Discrimination-Tree indexing and Path Indexing for Term Retrieval // Journal of Automated Reasoning. 1992. V.9(2). P.147-167.</text:span></text:p>
            <text:p><text:span text:style-name="T12"/></text:p>
            <text:p><text:span text:style-name="T11">4.</text:span><text:span text:style-name="T12"> Sekar, R., Ramakrishnan, I.V., Voronkov, A. Term Indexing. In: Robinson, A., Voronkov, A. (eds.) Handbook of Automated Reasoning, pp. 1853-1964. MIT Press, Cambridge. 2001.</text:span></text:p>
            <text:p><text:span text:style-name="T12"/></text:p>
            <text:p><text:span text:style-name="T11">5.</text:span><text:span text:style-name="T12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19" draw:layer="layout" svg:width="25.568cm" svg:height="2.714cm" svg:x="0.594cm" svg:y="3.442cm">
          <draw:text-box>
            <text:p><text:span text:style-name="T14">Сохраняются некоторые повторяющиеся вычисления:</text:span></text:p>
            <text:p><text:span text:style-name="T8">1.</text:span><text:span text:style-name="T14"> Процедуры поиска ответных подстановок.</text:span></text:p>
            <text:p><text:span text:style-name="T8">2.</text:span><text:span text:style-name="T14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19" draw:layer="layout" svg:width="25.568cm" svg:height="2.714cm" svg:x="0.594cm" svg:y="3.442cm">
          <draw:text-box>
            <text:p><text:span text:style-name="T8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9" draw:layer="layout" svg:width="25.568cm" svg:height="1.893cm" svg:x="0.594cm" svg:y="6.642cm">
          <draw:text-box>
            <text:p><text:span text:style-name="T8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19" draw:layer="layout" svg:width="25.568cm" svg:height="1.893cm" svg:x="0.594cm" svg:y="9.243cm">
          <draw:text-box>
            <text:p><text:span text:style-name="T8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19" draw:layer="layout" svg:width="4.486cm" svg:height="1.072cm" svg:x="0.594cm" svg:y="11.744cm">
          <draw:text-box>
            <text:p><text:span text:style-name="T8">Пример:</text:span><text:span text:style-name="T4"> </text:span></text:p>
          </draw:text-box>
        </draw:frame>
        <draw:frame draw:style-name="gr6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9" draw:layer="layout" svg:width="4.486cm" svg:height="1.072cm" svg:x="0.594cm" svg:y="12.944cm">
          <draw:text-box>
            <text:p><text:span text:style-name="T4"><text:s/></text:span></text:p>
          </draw:text-box>
        </draw:frame>
        <draw:frame draw:style-name="gr2" draw:text-style-name="P19" draw:layer="layout" svg:width="4.486cm" svg:height="1.072cm" svg:x="1.424cm" svg:y="13.072cm">
          <draw:text-box>
            <text:p><text:span text:style-name="T4">База: </text:span></text:p>
          </draw:text-box>
        </draw:frame>
        <draw:frame draw:style-name="gr2" draw:text-style-name="P19" draw:layer="layout" svg:width="4.486cm" svg:height="1.072cm" svg:x="0.594cm" svg:y="14.544cm">
          <draw:text-box>
            <text:p><text:span text:style-name="T4">Вопрос: </text:span></text:p>
          </draw:text-box>
        </draw:frame>
        <draw:frame draw:style-name="gr6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9" draw:layer="layout" svg:width="7.184cm" svg:height="1.072cm" svg:x="4.826cm" svg:y="16.972cm">
          <draw:text-box>
            <text:p><text:span text:style-name="T4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Архитектура</text:span></text:p>
          </draw:text-box>
        </draw:frame>
        <draw:frame draw:style-name="gr8" draw:text-style-name="P3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19" draw:layer="layout" svg:width="25.568cm" svg:height="1.893cm" svg:x="0.762cm" svg:y="3.119cm">
          <draw:text-box>
            <text:p><text:span text:style-name="T8">1.</text:span><text:span text:style-name="T4"> Контроллер доступа к формуле: анализ и модификация формулы.</text:span><text:span text:style-name="T8"> </text:span></text:p>
          </draw:text-box>
        </draw:frame>
        <draw:frame draw:style-name="gr2" draw:text-style-name="P19" draw:layer="layout" svg:width="25.568cm" svg:height="1.072cm" svg:x="0.762cm" svg:y="5.119cm">
          <draw:text-box>
            <text:p><text:span text:style-name="T8">2.</text:span><text:span text:style-name="T4"> Поиск ответных подстановок.</text:span><text:span text:style-name="T8"> </text:span></text:p>
          </draw:text-box>
        </draw:frame>
        <draw:frame draw:style-name="gr2" draw:text-style-name="P19" draw:layer="layout" svg:width="25.568cm" svg:height="1.893cm" svg:x="0.762cm" svg:y="10.219cm">
          <draw:text-box>
            <text:p><text:span text:style-name="T8">5.</text:span><text:span text:style-name="T4"> Трансляторы: TPTP → ПО-формулы, ПО-формулы → Внутренее представление</text:span><text:span text:style-name="T8"> </text:span></text:p>
          </draw:text-box>
        </draw:frame>
        <draw:frame draw:style-name="gr2" draw:text-style-name="P19" draw:layer="layout" svg:width="25.568cm" svg:height="1.072cm" svg:x="0.762cm" svg:y="6.419cm">
          <draw:text-box>
            <text:p><text:span text:style-name="T8">3.</text:span><text:span text:style-name="T4"> Выборщик стратегий.</text:span></text:p>
          </draw:text-box>
        </draw:frame>
        <draw:frame draw:style-name="gr2" draw:text-style-name="P19" draw:layer="layout" svg:width="25.568cm" svg:height="1.893cm" svg:x="0.762cm" svg:y="8.019cm">
          <draw:text-box>
            <text:p><text:span text:style-name="T8">4.</text:span><text:span text:style-name="T4"> Управление логическим выводом: стратегии, системные предикаты.</text:span></text:p>
          </draw:text-box>
        </draw:frame>
        <draw:frame draw:style-name="gr2" draw:text-style-name="P19" draw:layer="layout" svg:width="25.568cm" svg:height="1.893cm" svg:x="0.762cm" svg:y="12.719cm">
          <draw:text-box>
            <text:p><text:span text:style-name="T8">6.</text:span><text:span text:style-name="T4"> Супервизор: доступ ко всему ДСВ, совместимость стратегий, корень всех деревьев ДСВ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draw:frame draw:style-name="gr2" draw:text-style-name="P19" draw:layer="layout" svg:width="25.568cm" svg:height="10.924cm" svg:x="0.762cm" svg:y="3.12cm">
          <draw:text-box>
            <text:p><text:span text:style-name="T8">1.</text:span><text:span text:style-name="T4"> Процедуры мягкого и жесткого копирования выражений.</text:span></text:p>
            <text:p><text:span text:style-name="T8"/></text:p>
            <text:p><text:span text:style-name="T8">2. </text:span><text:span text:style-name="T4">Процедура мэтчинга термов.</text:span></text:p>
            <text:p><text:span text:style-name="T4"/></text:p>
            <text:p><text:span text:style-name="T8">3. </text:span><text:span text:style-name="T4">Композиция подстановок.</text:span></text:p>
            <text:p><text:span text:style-name="T4"/></text:p>
            <text:p><text:span text:style-name="T8">4. </text:span><text:span text:style-name="T4">Шаг вывода (добавление новых узлов ДСВ).</text:span></text:p>
            <text:p><text:span text:style-name="T4"/></text:p>
            <text:p><text:span text:style-name="T8">5.</text:span><text:span text:style-name="T4"> Процедура возврата (backtracking).</text:span></text:p>
            <text:p><text:span text:style-name="T4"/></text:p>
            <text:p><text:span text:style-name="T8">6.</text:span><text:span text:style-name="T4"> Выборщик вопросов.</text:span></text:p>
            <text:p><text:span text:style-name="T4"/></text:p>
            <text:p><text:span text:style-name="T8">7.</text:span><text:span text:style-name="T4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1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 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19" draw:layer="layout" svg:width="25.568cm" svg:height="1.072cm" svg:x="0.594cm" svg:y="2.541cm">
          <draw:text-box>
            <text:p><text:span text:style-name="T8">1.</text:span><text:span text:style-name="T4"> Решен ряд задач с рейтингом от 0.5 до 0.62. </text:span><text:span text:style-name="T8"><text:s/></text:span></text:p>
          </draw:text-box>
        </draw:frame>
        <draw:frame draw:style-name="gr2" draw:text-style-name="P19" draw:layer="layout" svg:width="25.568cm" svg:height="1.072cm" svg:x="0.594cm" svg:y="4.441cm">
          <draw:text-box>
            <text:p><text:span text:style-name="T8">2.</text:span><text:span text:style-name="T4"> Достаточно много задач рейтингом от 0.21 до 0.5 </text:span><text:span text:style-name="T8"><text:s/></text:span></text:p>
          </draw:text-box>
        </draw:frame>
        <draw:frame draw:style-name="gr2" draw:text-style-name="P19" draw:layer="layout" svg:width="25.568cm" svg:height="1.072cm" svg:x="0.594cm" svg:y="6.141cm">
          <draw:text-box>
            <text:p><text:span text:style-name="T8">3.</text:span><text:span text:style-name="T4"> Очень много задач с рейтингом меньше 0.21. </text:span><text:span text:style-name="T8"><text:s/></text:span></text:p>
          </draw:text-box>
        </draw:frame>
        <draw:frame draw:style-name="gr2" draw:text-style-name="P19" draw:layer="layout" svg:width="25.568cm" svg:height="1.893cm" svg:x="0.594cm" svg:y="7.541cm">
          <draw:text-box>
            <text:p><text:span text:style-name="T8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19" draw:layer="layout" svg:width="25.568cm" svg:height="1.072cm" svg:x="0.594cm" svg:y="9.942cm">
          <draw:text-box>
            <text:p><text:span text:style-name="T8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19" draw:layer="layout" svg:width="25.568cm" svg:height="1.893cm" svg:x="0.594cm" svg:y="11.642cm">
          <draw:text-box>
            <text:p><text:span text:style-name="T8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19" draw:layer="layout" svg:width="25.568cm" svg:height="1.893cm" svg:x="0.594cm" svg:y="13.943cm">
          <draw:text-box>
            <text:p><text:span text:style-name="T8">7.</text:span><text:span text:style-name="T4"> Некоторые satisfiable задачи распознаются как satisfiable.</text:span></text:p>
          </draw:text-box>
        </draw:frame>
        <draw:frame draw:style-name="gr2" draw:text-style-name="P19" draw:layer="layout" svg:width="25.568cm" svg:height="1.072cm" svg:x="0.594cm" svg:y="16.144cm">
          <draw:text-box>
            <text:p><text:span text:style-name="T8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19" draw:layer="layout" svg:width="26.584cm" svg:height="1.072cm" svg:x="0.594cm" svg:y="17.944cm">
          <draw:text-box>
            <text:p><text:span text:style-name="T8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19" draw:layer="layout" svg:width="25.568cm" svg:height="4.356cm" svg:x="0.594cm" svg:y="2.541cm">
          <draw:text-box>
            <text:p><text:span text:style-name="T8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8"><text:s/></text:span></text:p>
          </draw:text-box>
        </draw:frame>
        <draw:frame draw:style-name="gr2" draw:text-style-name="P19" draw:layer="layout" svg:width="25.568cm" svg:height="2.714cm" svg:x="0.594cm" svg:y="7.241cm">
          <draw:text-box>
            <text:p><text:span text:style-name="T8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19" draw:layer="layout" svg:width="25.568cm" svg:height="1.072cm" svg:x="0.594cm" svg:y="10.641cm">
          <draw:text-box>
            <text:p><text:span text:style-name="T8">3. </text:span><text:span text:style-name="T4">Выигрываем у многих других систем. </text:span></text:p>
          </draw:text-box>
        </draw:frame>
        <draw:frame draw:style-name="gr2" draw:text-style-name="P19" draw:layer="layout" svg:width="25.568cm" svg:height="2.714cm" svg:x="0.594cm" svg:y="12.541cm">
          <draw:text-box>
            <text:p><text:span text:style-name="T8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draw:frame draw:style-name="gr2" draw:text-style-name="P19" draw:layer="layout" svg:width="25.568cm" svg:height="10.103cm" svg:x="0.594cm" svg:y="2.541cm">
          <draw:text-box>
            <text:p><text:span text:style-name="T4">Всего тестировалось задач: ~1200.</text:span></text:p>
            <text:p><text:span text:style-name="T4"/></text:p>
            <text:p><text:span text:style-name="T4">Решено: ~800.</text:span></text:p>
            <text:p><text:span text:style-name="T4"/></text:p>
            <text:p><text:span text:style-name="T4">Решено задач с difficult рейтингом: ~300.</text:span></text:p>
            <text:p><text:span text:style-name="T4"/></text:p>
            <text:p><text:span text:style-name="T4">Решено задач с рейтингом &gt;0.5: 12.</text:span></text:p>
            <text:p><text:span text:style-name="T4"/></text:p>
            <text:p><text:span text:style-name="T4"/></text:p>
            <text:p><text:span text:style-name="T4"/></text:p>
            <text:p><text:span text:style-name="T4">Нерешенные задачи: рейтинг &gt;0.62; многие satisfiable задачи; рейтинг решенных задач с равенством низок. <text:s text:c="3"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/Результа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2">Поставленная цель достигнута. Задачи решены.</text:span></text:p>
            <text:p text:style-name="P9"><text:span text:style-name="T7"/></text:p>
            <text:p text:style-name="P9"><text:span text:style-name="T7">1.</text:span><text:span text:style-name="T2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9"><text:span text:style-name="T7"/></text:p>
            <text:p text:style-name="P9"><text:span text:style-name="T7">2.</text:span><text:span text:style-name="T2"> Реализован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9"><text:span text:style-name="T2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2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2" draw:text-style-name="P8" draw:layer="layout" svg:width="20.742cm" svg:height="1.237cm" svg:x="0.402cm" svg:y="0.509cm">
          <draw:text-box>
            <text:p><text:span text:style-name="T6">Заключение/Дальнейшая работа</text:span></text:p>
          </draw:text-box>
        </draw:frame>
        <draw:frame draw:style-name="gr49" draw:text-style-name="P10" draw:layer="layout" svg:width="24.762cm" svg:height="11.938cm" svg:x="1.146cm" svg:y="2.794cm">
          <draw:text-box>
            <text:p text:style-name="P9"><text:span text:style-name="T7">1.</text:span><text:span text:style-name="T2"> Дальнейшее улучшение производительности (всегда актуально). Упор на равенства.</text:span></text:p>
            <text:p text:style-name="P9"><text:span text:style-name="T7"/></text:p>
            <text:p text:style-name="P9"><text:span text:style-name="T7">2. </text:span><text:span text:style-name="T2">Работать в направлении решения открытых проблем.</text:span></text:p>
            <text:p text:style-name="P9"><text:span text:style-name="T7"/></text:p>
            <text:p text:style-name="P9"><text:span text:style-name="T7">3.</text:span><text:span text:style-name="T2"> Регистрация системы в библиотеке TPTP.</text:span></text:p>
            <text:p text:style-name="P9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2H31M29S</meta:editing-duration>
    <meta:editing-cycles>139</meta:editing-cycles>
    <meta:generator>LibreOffice/3.6$Linux_x86 LibreOffice_project/360m1$Build-2</meta:generator>
    <dc:date>2012-11-10T11:14:42</dc:date>
    <meta:document-statistic meta:object-count="46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